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8.91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21.63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5.4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0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ff6600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107"/>
    <style:style style:name="ce10" style:family="table-cell" style:parent-style-name="Default" style:data-style-name="N106"/>
    <style:style style:name="ce11" style:family="table-cell" style:parent-style-name="Default" style:data-style-name="N1"/>
    <style:style style:name="ce2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 style:data-style-name="N110">
      <style:text-properties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bee3d3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ext-properties fo:color="#80808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 style:data-style-name="N109"/>
    <style:style style:name="ce38" style:family="table-cell" style:parent-style-name="Default" style:data-style-name="N109">
      <style:table-cell-properties fo:background-color="#bee3d3"/>
      <style:text-properties fo:font-weight="bold" style:font-weight-asian="bold" style:font-weight-complex="bold"/>
      <style:map style:condition="cell-content()&lt;[#REF!]" style:apply-style-name="rojo" style:base-cell-address="SDRAM.B13"/>
    </style:style>
    <style:style style:name="ce39" style:family="table-cell" style:parent-style-name="Default" style:data-style-name="N108"/>
    <style:style style:name="ce40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41" style:family="table-cell" style:parent-style-name="Default" style:data-style-name="N108">
      <style:text-properties fo:color="#808080"/>
    </style:style>
    <style:style style:name="ce42" style:family="table-cell" style:parent-style-name="Default" style:data-style-name="N111">
      <style:table-cell-properties fo:background-color="#bee3d3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ackground-color="#bee3d3"/>
    </style:style>
    <style:style style:name="ce46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ROM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2" office:value-type="string" calcext:value-type="string">
            <text:p>19:16</text:p>
          </table:table-cell>
          <table:table-cell table:style-name="ce2" office:value-type="string" calcext:value-type="string">
            <text:p>15:12</text:p>
          </table:table-cell>
          <table:table-cell table:style-name="ce2" office:value-type="string" calcext:value-type="string">
            <text:p>11:8</text:p>
          </table:table-cell>
          <table:table-cell table:style-name="ce2" office:value-type="string" calcext:value-type="string">
            <text:p>7:0</text:p>
          </table:table-cell>
          <table:table-cell table:style-name="ce2" office:value-type="string" calcext:value-type="string">
            <text:p>ROW</text:p>
          </table:table-cell>
          <table:table-cell table:style-name="ce1"/>
          <table:table-cell table:style-name="ce1" office:value-type="string" calcext:value-type="string">
            <text:p>Freq (MHz)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ain RO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8N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1xxx</text:p>
          </table:table-cell>
          <table:table-cell table:number-columns-repeated="3"/>
          <table:table-cell table:style-name="Default" office:value-type="string" calcext:value-type="string">
            <text:p>9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0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12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1xxx</text:p>
          </table:table-cell>
          <table:table-cell table:number-columns-repeated="3"/>
          <table:table-cell table:style-name="Default" office:value-type="string" calcext:value-type="string">
            <text:p>13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01xx</text:p>
          </table:table-cell>
          <table:table-cell table:number-columns-repeated="3"/>
          <table:table-cell table:style-name="Default" office:value-type="string" calcext:value-type="string">
            <text:p>10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 ROM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14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acter ROM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xx</text:p>
          </table:table-cell>
          <table:table-cell table:number-columns-repeated="2"/>
          <table:table-cell table:style-name="ce4" table:formula="of:=DEC2HEX(BIN2DEC([.B8])*16*4;4)" office:value-type="string" office:string-value="0100" calcext:value-type="string">
            <text:p>0100</text:p>
          </table:table-cell>
          <table:table-cell office:value-type="string" calcext:value-type="string">
            <text:p>11E</text:p>
          </table:table-cell>
          <table:table-cell table:style-name="ce5" table:formula="of:=[.H9]" office:value-type="float" office:value="0.749625187406297" calcext:value-type="float">
            <text:p>0,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bject ROM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N/3L</text:p>
          </table:table-cell>
          <table:table-cell table:style-name="ce5" table:formula="of:=1/1.334" office:value-type="float" office:value="0.749625187406297" calcext:value-type="float">
            <text:p>0,7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N/1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 ROM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B/3C</text:p>
          </table:table-cell>
          <table:table-cell table:style-name="ce5" table:formula="of:=1/2.667" office:value-type="float" office:value="0.374953130858643" calcext:value-type="float">
            <text:p>0,3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B/1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1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18 bi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lumn</text:p>
          </table:table-cell>
          <table:table-cell office:value-type="string" calcext:value-type="string">
            <text:p>10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row</text:p>
          </table:table-cell>
          <table:table-cell table:style-name="Default" office:value-type="string" calcext:value-type="string">
            <text:p>13 bits</text:p>
          </table:table-cell>
          <table:table-cell table:style-name="Default" table:number-columns-repeated="4"/>
          <table:table-cell table:number-columns-repeated="1017"/>
        </table:table-row>
      </table:table>
      <table:table table:name="RAM" table:style-name="ta1"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DDR 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CPU</text:p>
          </table:table-cell>
          <table:table-cell office:value-type="float" office:value="13" calcext:value-type="float">
            <text:p>13</text:p>
          </table:table-cell>
          <table:table-cell table:formula="of:=2^[.B2]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snd CPU</text:p>
          </table:table-cell>
          <table:table-cell table:style-name="ce6" office:value-type="float" office:value="13" calcext:value-type="float">
            <text:p>13</text:p>
          </table:table-cell>
          <table:table-cell table:formula="of:=2^[.B3]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float" office:value="11" calcext:value-type="float">
            <text:p>11</text:p>
          </table:table-cell>
          <table:table-cell table:formula="of:=2^[.B4]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8" calcext:value-type="float">
            <text:p>8</text:p>
          </table:table-cell>
          <table:table-cell table:formula="of:=2^[.B5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8" calcext:value-type="float">
            <text:p>8</text:p>
          </table:table-cell>
          <table:table-cell table:formula="of:=2^[.B6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8" calcext:value-type="float">
            <text:p>8</text:p>
          </table:table-cell>
          <table:table-cell table:formula="of:=2^[.B7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data</text:p>
          </table:table-cell>
          <table:table-cell office:value-type="float" office:value="9" calcext:value-type="float">
            <text:p>9</text:p>
          </table:table-cell>
          <table:table-cell table:formula="of:=2^[.B8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Obj control</text:p>
          </table:table-cell>
          <table:table-cell office:value-type="float" office:value="8" calcext:value-type="float">
            <text:p>8</text:p>
          </table:table-cell>
          <table:table-cell table:formula="of:=2^[.B9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line 1</text:p>
          </table:table-cell>
          <table:table-cell office:value-type="float" office:value="8" calcext:value-type="float">
            <text:p>8</text:p>
          </table:table-cell>
          <table:table-cell table:formula="of:=2^[.B10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line 2</text:p>
          </table:table-cell>
          <table:table-cell office:value-type="float" office:value="8" calcext:value-type="float">
            <text:p>8</text:p>
          </table:table-cell>
          <table:table-cell table:formula="of:=2^[.B11]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2"/>
          <table:table-cell table:formula="of:=SUM([.C2:.C11])" office:value-type="float" office:value="20480" calcext:value-type="float">
            <text:p>20480</text:p>
          </table:table-cell>
          <table:table-cell office:value-type="string" calcext:value-type="string">
            <text:p>bytes</text:p>
          </table:table-cell>
        </table:table-row>
      </table:table>
      <table:table table:name="Mux original" table:style-name="ta1"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echarge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v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t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 CL</text:p>
          </table:table-cell>
          <table:table-cell table:formula="of:=[.D4]*[.E4]" office:value-type="float" office:value="22.5" calcext:value-type="float">
            <text:p>22,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62.5" calcext:value-type="float">
            <text:p>6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q</text:p>
          </table:table-cell>
          <table:table-cell table:formula="of:=1000/[.B6]"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formula="of:=1/[.B7]" office:value-type="float" office:value="0.0625" calcext:value-type="float">
            <text:p>0,062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11.111" calcext:value-type="float">
            <text:p>111,111</text:p>
          </table:table-cell>
          <table:table-cell office:value-type="string" calcext:value-type="string">
            <text:p>ns</text:p>
          </table:table-cell>
          <table:table-cell table:style-name="ce5" table:formula="of:=1000/[.B9]" office:value-type="float" office:value="9.000009000009" calcext:value-type="float">
            <text:p>9,00</text:p>
          </table:table-cell>
          <table:table-cell office:value-type="string" calcext:value-type="string">
            <text:p>MHz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81000000" calcext:value-type="float">
            <text:p>8,10E+7 Hz</text:p>
          </table:table-cell>
          <table:table-cell table:style-name="ce10" table:formula="of:=1000000000/[.I10]" office:value-type="float" office:value="12.3456790123457" calcext:value-type="float">
            <text:p>12 ns</text:p>
          </table:table-cell>
        </table:table-row>
        <table:table-row table:style-name="ro1">
          <table:table-cell/>
          <table:table-cell office:value-type="string" calcext:value-type="string">
            <text:p>3MHz</text:p>
          </table:table-cell>
          <table:table-cell office:value-type="string" calcext:value-type="string">
            <text:p>1,5MHz</text:p>
          </table:table-cell>
          <table:table-cell office:value-type="string" calcext:value-type="string">
            <text:p>0,75MHz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2]*[.$B$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n</text:p>
          </table:table-cell>
          <table:table-cell/>
          <table:table-cell table:formula="of:=[.A13]*[.$B$9]" office:value-type="float" office:value="111.111" calcext:value-type="float">
            <text:p>111,111</text:p>
          </table:table-cell>
          <table:table-cell table:style-name="ce5" table:formula="of:=1000/[.E13]" office:value-type="float" office:value="9.000009000009" calcext:value-type="float">
            <text:p>9,00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 table:style-name="ce11" table:formula="of:=[.I13]*[.$J$10]" office:value-type="float" office:value="37.0370370370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r16</text:p>
          </table:table-cell>
          <table:table-cell table:formula="of:=[.A14]*[.$B$9]" office:value-type="float" office:value="222.222" calcext:value-type="float">
            <text:p>222,222</text:p>
          </table:table-cell>
          <table:table-cell table:style-name="ce5" table:formula="of:=1000/[.E14]" office:value-type="float" office:value="4.5000045000045" calcext:value-type="float">
            <text:p>4,50</text:p>
          </table:table-cell>
          <table:table-cell/>
          <table:table-cell office:value-type="string" calcext:value-type="string">
            <text:p>ACTIVATE</text:p>
          </table:table-cell>
          <table:table-cell office:value-type="float" office:value="1" calcext:value-type="float">
            <text:p>1</text:p>
          </table:table-cell>
          <table:table-cell table:style-name="ce11" table:formula="of:=[.I14]*[.$J$10]" office:value-type="float" office:value="12.3456790123457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5]*[.$B$9]" office:value-type="float" office:value="333.333" calcext:value-type="float">
            <text:p>333,333</text:p>
          </table:table-cell>
          <table:table-cell table:style-name="ce8" table:formula="of:=1000/[.E15]" office:value-type="float" office:value="3.000003000003" calcext:value-type="float">
            <text:p>3,00</text:p>
          </table:table-cell>
          <table:table-cell/>
          <table:table-cell office:value-type="string" calcext:value-type="string">
            <text:p>SET_READ</text:p>
          </table:table-cell>
          <table:table-cell office:value-type="float" office:value="3" calcext:value-type="float">
            <text:p>3</text:p>
          </table:table-cell>
          <table:table-cell table:style-name="ce11" table:formula="of:=[.I15]*[.$J$10]" office:value-type="float" office:value="37.0370370370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cr</text:p>
          </table:table-cell>
          <table:table-cell table:formula="of:=[.A16]*[.$B$9]" office:value-type="float" office:value="444.444" calcext:value-type="float">
            <text:p>444,444</text:p>
          </table:table-cell>
          <table:table-cell table:style-name="ce5" table:formula="of:=1000/[.E16]" office:value-type="float" office:value="2.25000225000225" calcext:value-type="float">
            <text:p>2,25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table:style-name="ce11" table:formula="of:=[.I16]*[.$J$10]" office:value-type="float" office:value="12.3456790123457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cr</text:p>
          </table:table-cell>
          <table:table-cell table:formula="of:=[.A17]*[.$B$9]" office:value-type="float" office:value="555.555" calcext:value-type="float">
            <text:p>555,555</text:p>
          </table:table-cell>
          <table:table-cell table:style-name="ce5" table:formula="of:=1000/[.E17]" office:value-type="float" office:value="1.8000018000018" calcext:value-type="float">
            <text:p>1,80</text:p>
          </table:table-cell>
          <table:table-cell table:number-columns-repeated="2"/>
          <table:table-cell table:formula="of:=SUM([.I12:.I16])" office:value-type="float" office:value="9" calcext:value-type="float">
            <text:p>9</text:p>
          </table:table-cell>
          <table:table-cell table:style-name="ce11" table:formula="of:=[.I17]*[.$J$10]" office:value-type="float" office:value="111.111111111111" calcext:value-type="float">
            <text:p>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8]*[.$B$9]" office:value-type="float" office:value="666.666" calcext:value-type="float">
            <text:p>666,666</text:p>
          </table:table-cell>
          <table:table-cell table:style-name="ce8" table:formula="of:=1000/[.E18]" office:value-type="float" office:value="1.500001500001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in</text:p>
          </table:table-cell>
          <table:table-cell/>
          <table:table-cell table:formula="of:=[.A19]*[.$B$9]" office:value-type="float" office:value="777.777" calcext:value-type="float">
            <text:p>777,777</text:p>
          </table:table-cell>
          <table:table-cell table:style-name="ce5" table:formula="of:=1000/[.E19]" office:value-type="float" office:value="1.28571557142986" calcext:value-type="float">
            <text:p>1,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bj</text:p>
          </table:table-cell>
          <table:table-cell table:formula="of:=[.A20]*[.$B$9]" office:value-type="float" office:value="888.888" calcext:value-type="float">
            <text:p>888,888</text:p>
          </table:table-cell>
          <table:table-cell table:style-name="ce5" table:formula="of:=1000/[.E20]" office:value-type="float" office:value="1.12500112500113" calcext:value-type="float">
            <text:p>1,13</text:p>
          </table:table-cell>
          <table:table-cell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21]*[.$B$9]" office:value-type="float" office:value="999.999" calcext:value-type="float">
            <text:p>999,999</text:p>
          </table:table-cell>
          <table:table-cell table:style-name="ce5" table:formula="of:=1000/[.E21]" office:value-type="float" office:value="1.000001000001" calcext:value-type="float">
            <text:p>1,00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 table:number-columns-spanned="3" table:number-rows-spanned="1">
            <text:p>AUTO REFRESH</text:p>
          </table:table-cell>
          <table:covered-table-cell table:number-columns-repeated="2"/>
          <table:table-cell table:formula="of:=[.A22]*[.$B$9]" office:value-type="float" office:value="1111.11" calcext:value-type="float">
            <text:p>1111,11</text:p>
          </table:table-cell>
          <table:table-cell table:style-name="ce5" table:formula="of:=1000/[.E22]" office:value-type="float" office:value="0.9000009000009" calcext:value-type="float">
            <text:p>0,90</text:p>
          </table:table-cell>
          <table:table-cell/>
          <table:table-cell office:value-type="string" calcext:value-type="string">
            <text:p>AUTOREFRE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 table:number-columns-spanned="3" table:number-rows-spanned="1">
            <text:p>AUTO REFRESH</text:p>
          </table:table-cell>
          <table:covered-table-cell table:number-columns-repeated="2"/>
          <table:table-cell table:formula="of:=[.A23]*[.$B$9]" office:value-type="float" office:value="1222.221" calcext:value-type="float">
            <text:p>1222,221</text:p>
          </table:table-cell>
          <table:table-cell table:style-name="ce5" table:formula="of:=1000/[.E23]" office:value-type="float" office:value="0.818182636364455" calcext:value-type="float">
            <text:p>0,82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12" calcext:value-type="float">
            <text:p>12</text:p>
          </table:table-cell>
          <table:table-cell table:style-name="ce11" table:formula="of:=[.I23]*[.$J$10]" office:value-type="float" office:value="148.148148148148" calcext:value-type="float">
            <text:p>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24]*[.$B$9]" office:value-type="float" office:value="1333.332" calcext:value-type="float">
            <text:p>1333,332</text:p>
          </table:table-cell>
          <table:table-cell table:style-name="ce8" table:formula="of:=1000/[.E24]" office:value-type="float" office:value="0.75000075000075" calcext:value-type="float">
            <text:p>0,75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([.I20:.I24])" office:value-type="float" office:value="18" calcext:value-type="float">
            <text:p>18</text:p>
          </table:table-cell>
          <table:table-cell table:style-name="ce11" table:formula="of:=[.I25]*[.$J$10]" office:value-type="float" office:value="222.222222222222" calcext:value-type="float">
            <text:p>222</text:p>
          </table:table-cell>
        </table:table-row>
      </table:table>
      <table:table table:name="SDRAM" table:style-name="ta1">
        <table:table-column table:style-name="co2" table:default-cell-style-name="Default"/>
        <table:table-column table:style-name="co7" table:default-cell-style-name="ce3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29" office:value-type="string" calcext:value-type="string">
            <text:p>SDRAM Time Requirements</text:p>
          </table:table-cell>
          <table:table-cell table:style-name="ce13" table:number-columns-repeated="3"/>
          <table:table-cell table:style-name="ce43"/>
          <table:table-cell table:number-columns-repeated="6"/>
        </table:table-row>
        <table:table-row table:style-name="ro2">
          <table:table-cell table:style-name="ce30" office:value-type="string" calcext:value-type="string">
            <text:p>precharge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/>
          <table:table-cell table:style-name="ce44"/>
          <table:table-cell table:number-columns-repeated="6"/>
        </table:table-row>
        <table:table-row table:style-name="ro2">
          <table:table-cell table:style-name="ce30" office:value-type="string" calcext:value-type="string">
            <text:p>active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office:value-type="string" calcext:value-type="string">
            <text:p>CL</text:p>
          </table:table-cell>
          <table:table-cell table:style-name="ce44" office:value-type="string" calcext:value-type="string">
            <text:p>tCK</text:p>
          </table:table-cell>
          <table:table-cell table:number-columns-repeated="6"/>
        </table:table-row>
        <table:table-row table:style-name="ro2">
          <table:table-cell table:style-name="ce31" office:value-type="string" calcext:value-type="string">
            <text:p>read CL</text:p>
          </table:table-cell>
          <table:table-cell table:style-name="ce31" table:formula="of:=[.D4]*[.E4]" office:value-type="float" office:value="22.5" calcext:value-type="float">
            <text:p>22,5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7.5" calcext:value-type="float">
            <text:p>7,5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total</text:p>
          </table:table-cell>
          <table:table-cell table:style-name="Default" table:formula="of:=SUM([.B1:.B4])" office:value-type="float" office:value="62.5" calcext:value-type="float">
            <text:p>62,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eq</text:p>
          </table:table-cell>
          <table:table-cell table:style-name="Default" table:formula="of:=1000/[.B6]"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formula="of:=1/[.B7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table:style-name="Default"/>
          <table:table-cell/>
          <table:table-cell table:style-name="ce5"/>
          <table:table-cell table:number-columns-repeated="7"/>
        </table:table-row>
        <table:table-row table:style-name="ro2">
          <table:table-cell table:style-name="ce32" table:formula="of:=24*4" office:value-type="float" office:value="96" calcext:value-type="float">
            <text:p>96 MHz</text:p>
          </table:table-cell>
          <table:table-cell table:style-name="ce37" table:formula="of:=1/[.A10]*1000" office:value-type="float" office:value="10.4166666666667" calcext:value-type="float">
            <text:p>10,4 ns</text:p>
          </table:table-cell>
          <table:table-cell table:number-columns-repeated="7"/>
          <table:table-cell table:style-name="ce9"/>
          <table:table-cell table:style-name="ce10"/>
        </table:table-row>
        <table:table-row table:style-name="ro2">
          <table:table-cell office:value-type="string" calcext:value-type="string">
            <text:p>SDRAM k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  <table:table-cell table:style-name="ce46" office:value-type="string" calcext:value-type="string" table:number-columns-spanned="3" table:number-rows-spanned="1">
            <text:p>Single Read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6"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 table:style-name="ce39" table:formula="of:=[.J12]*[.$B$10]" office:value-type="float" office:value="10.4166666666667" calcext:value-type="float">
            <text:p>10,4</text:p>
          </table:table-cell>
        </table:table-row>
        <table:table-row table:style-name="ro2">
          <table:table-cell table:style-name="ce33" office:value-type="string" calcext:value-type="string">
            <text:p>Time step</text:p>
          </table:table-cell>
          <table:table-cell table:style-name="ce38" table:formula="of:=[.B11]*[.B10]" office:value-type="float" office:value="83.3333333333333" calcext:value-type="float">
            <text:p>83,3 ns</text:p>
          </table:table-cell>
          <table:table-cell table:style-name="ce42" table:formula="of:=1/[.B13]*1000" office:value-type="float" office:value="12" calcext:value-type="float">
            <text:p>12,0 MHz</text:p>
          </table:table-cell>
          <table:table-cell/>
          <table:table-cell table:style-name="ce45" office:value-type="string" calcext:value-type="string">
            <text:p>Freq (MHz)</text:p>
          </table:table-cell>
          <table:table-cell table:style-name="ce45" office:value-type="string" calcext:value-type="string">
            <text:p>Period (ns)</text:p>
          </table:table-cell>
          <table:table-cell table:style-name="ce45" office:value-type="string" calcext:value-type="string">
            <text:p>Time steps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1" calcext:value-type="float">
            <text:p>1</text:p>
          </table:table-cell>
          <table:table-cell table:style-name="ce39" table:formula="of:=[.J13]*[.$B$10]" office:value-type="float" office:value="10.4166666666667" calcext:value-type="float">
            <text:p>10,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14]*[.$B$13]" office:value-type="float" office:value="0" calcext:value-type="float">
            <text:p>0,0</text:p>
          </table:table-cell>
          <table:table-cell office:value-type="string" calcext:value-type="string">
            <text:p>snd</text:p>
          </table:table-cell>
          <table:table-cell/>
          <table:table-cell office:value-type="float" office:value="6" calcext:value-type="float">
            <text:p>6</text:p>
          </table:table-cell>
          <table:table-cell table:style-name="ce39" table:formula="of:=1/[.E14]*1000" office:value-type="float" office:value="166.666666666667" calcext:value-type="float">
            <text:p>166,7</text:p>
          </table:table-cell>
          <table:table-cell table:formula="of:=[.F14]/[.$B$13]" office:value-type="float" office:value="2" calcext:value-type="float">
            <text:p>2</text:p>
          </table:table-cell>
          <table:table-cell/>
          <table:table-cell office:value-type="string" calcext:value-type="string">
            <text:p>ACTIVATE</text:p>
          </table:table-cell>
          <table:table-cell office:value-type="float" office:value="1" calcext:value-type="float">
            <text:p>1</text:p>
          </table:table-cell>
          <table:table-cell table:style-name="ce39" table:formula="of:=[.J14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14]+1" office:value-type="float" office:value="1" calcext:value-type="float">
            <text:p>1</text:p>
          </table:table-cell>
          <table:table-cell table:formula="of:=[.A15]*[.$B$13]" office:value-type="float" office:value="83.3333333333333" calcext:value-type="float">
            <text:p>83,3</text:p>
          </table:table-cell>
          <table:table-cell office:value-type="string" calcext:value-type="string">
            <text:p>main</text:p>
          </table:table-cell>
          <table:table-cell/>
          <table:table-cell office:value-type="float" office:value="3" calcext:value-type="float">
            <text:p>3</text:p>
          </table:table-cell>
          <table:table-cell table:style-name="ce39" table:formula="of:=1/[.E15]*1000" office:value-type="float" office:value="333.333333333333" calcext:value-type="float">
            <text:p>333,3</text:p>
          </table:table-cell>
          <table:table-cell table:formula="of:=[.F15]/[.$B$13]" office:value-type="float" office:value="4" calcext:value-type="float">
            <text:p>4</text:p>
          </table:table-cell>
          <table:table-cell/>
          <table:table-cell office:value-type="string" calcext:value-type="string">
            <text:p>SET_READ</text:p>
          </table:table-cell>
          <table:table-cell office:value-type="float" office:value="3" calcext:value-type="float">
            <text:p>3</text:p>
          </table:table-cell>
          <table:table-cell table:style-name="ce39" table:formula="of:=[.J15]*[.$B$10]" office:value-type="float" office:value="31.25" calcext:value-type="float">
            <text:p>31,3</text:p>
          </table:table-cell>
        </table:table-row>
        <table:table-row table:style-name="ro2">
          <table:table-cell table:formula="of:=[.A15]+1" office:value-type="float" office:value="2" calcext:value-type="float">
            <text:p>2</text:p>
          </table:table-cell>
          <table:table-cell table:formula="of:=[.A16]*[.$B$13]" office:value-type="float" office:value="166.666666666667" calcext:value-type="float">
            <text:p>166,7</text:p>
          </table:table-cell>
          <table:table-cell office:value-type="string" calcext:value-type="string">
            <text:p>char16</text:p>
          </table:table-cell>
          <table:table-cell/>
          <table:table-cell office:value-type="float" office:value="1.5" calcext:value-type="float">
            <text:p>1,5</text:p>
          </table:table-cell>
          <table:table-cell table:style-name="ce39" table:formula="of:=1/[.E16]*1000" office:value-type="float" office:value="666.666666666667" calcext:value-type="float">
            <text:p>666,7</text:p>
          </table:table-cell>
          <table:table-cell table:formula="of:=[.F16]/[.$B$13]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READ</text:p>
          </table:table-cell>
          <table:table-cell table:style-name="ce17" office:value-type="float" office:value="1" calcext:value-type="float">
            <text:p>1</text:p>
          </table:table-cell>
          <table:table-cell table:style-name="ce40" table:formula="of:=[.J16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16]+1" office:value-type="float" office:value="3" calcext:value-type="float">
            <text:p>3</text:p>
          </table:table-cell>
          <table:table-cell table:formula="of:=[.A17]*[.$B$13]" office:value-type="float" office:value="250" calcext:value-type="float">
            <text:p>250,0</text:p>
          </table:table-cell>
          <table:table-cell office:value-type="string" calcext:value-type="string">
            <text:p>obj</text:p>
          </table:table-cell>
          <table:table-cell/>
          <table:table-cell office:value-type="float" office:value="0.75" calcext:value-type="float">
            <text:p>0,75</text:p>
          </table:table-cell>
          <table:table-cell table:style-name="ce39" table:formula="of:=1/[.E17]*1000" office:value-type="float" office:value="1333.33333333333" calcext:value-type="float">
            <text:p>1333,3</text:p>
          </table:table-cell>
          <table:table-cell table:formula="of:=[.F17]/[.$B$13]" office:value-type="float" office:value="16" calcext:value-type="float">
            <text:p>16</text:p>
          </table:table-cell>
          <table:table-cell table:number-columns-repeated="2"/>
          <table:table-cell table:formula="of:=SUM([.J12:.J16])" office:value-type="float" office:value="7" calcext:value-type="float">
            <text:p>7</text:p>
          </table:table-cell>
          <table:table-cell table:style-name="ce39" table:formula="of:=SUM([.K12:.K16])" office:value-type="float" office:value="72.9166666666667" calcext:value-type="float">
            <text:p>72,9</text:p>
          </table:table-cell>
        </table:table-row>
        <table:table-row table:style-name="ro2">
          <table:table-cell table:formula="of:=[.A17]+1" office:value-type="float" office:value="4" calcext:value-type="float">
            <text:p>4</text:p>
          </table:table-cell>
          <table:table-cell table:formula="of:=[.A18]*[.$B$13]" office:value-type="float" office:value="333.333333333333" calcext:value-type="float">
            <text:p>333,3</text:p>
          </table:table-cell>
          <table:table-cell office:value-type="string" calcext:value-type="string">
            <text:p>snd</text:p>
          </table:table-cell>
          <table:table-cell table:number-columns-repeated="8"/>
        </table:table-row>
        <table:table-row table:style-name="ro2">
          <table:table-cell table:formula="of:=[.A18]+1" office:value-type="float" office:value="5" calcext:value-type="float">
            <text:p>5</text:p>
          </table:table-cell>
          <table:table-cell table:formula="of:=[.A19]*[.$B$13]" office:value-type="float" office:value="416.666666666667" calcext:value-type="float">
            <text:p>416,7</text:p>
          </table:table-cell>
          <table:table-cell office:value-type="string" calcext:value-type="string">
            <text:p>scr</text:p>
          </table:table-cell>
          <table:table-cell table:number-columns-repeated="5"/>
          <table:table-cell table:style-name="ce46" office:value-type="string" calcext:value-type="string" table:number-columns-spanned="3" table:number-rows-spanned="1">
            <text:p>Refresh</text:p>
          </table:table-cell>
          <table:covered-table-cell table:number-columns-repeated="2"/>
        </table:table-row>
        <table:table-row table:style-name="ro2">
          <table:table-cell table:formula="of:=[.A19]+1" office:value-type="float" office:value="6" calcext:value-type="float">
            <text:p>6</text:p>
          </table:table-cell>
          <table:table-cell table:formula="of:=[.A20]*[.$B$13]" office:value-type="float" office:value="500" calcext:value-type="float">
            <text:p>500,0</text:p>
          </table:table-cell>
          <table:table-cell office:value-type="string" calcext:value-type="string">
            <text:p>scr</text:p>
          </table:table-cell>
          <table:table-cell table:number-columns-repeated="5"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 table:style-name="ce39" table:formula="of:=[.J20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20]+1" office:value-type="float" office:value="7" calcext:value-type="float">
            <text:p>7</text:p>
          </table:table-cell>
          <table:table-cell table:formula="of:=[.A21]*[.$B$13]" office:value-type="float" office:value="583.333333333333" calcext:value-type="float">
            <text:p>583,3</text:p>
          </table:table-cell>
          <table:table-cell table:number-columns-repeated="6"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 table:style-name="ce39" table:formula="of:=[.J21]*[.$B$10]" office:value-type="float" office:value="31.25" calcext:value-type="float">
            <text:p>31,3</text:p>
          </table:table-cell>
        </table:table-row>
        <table:table-row table:style-name="ro2">
          <table:table-cell table:formula="of:=[.A21]+1" office:value-type="float" office:value="8" calcext:value-type="float">
            <text:p>8</text:p>
          </table:table-cell>
          <table:table-cell table:formula="of:=[.A22]*[.$B$13]" office:value-type="float" office:value="666.666666666667" calcext:value-type="float">
            <text:p>666,7</text:p>
          </table:table-cell>
          <table:table-cell office:value-type="string" calcext:value-type="string">
            <text:p>snd</text:p>
          </table:table-cell>
          <table:table-cell table:number-columns-repeated="5"/>
          <table:table-cell office:value-type="string" calcext:value-type="string">
            <text:p>AUTOREFRESH</text:p>
          </table:table-cell>
          <table:table-cell office:value-type="float" office:value="1" calcext:value-type="float">
            <text:p>1</text:p>
          </table:table-cell>
          <table:table-cell table:style-name="ce39" table:formula="of:=[.J22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22]+1" office:value-type="float" office:value="9" calcext:value-type="float">
            <text:p>9</text:p>
          </table:table-cell>
          <table:table-cell table:formula="of:=[.A23]*[.$B$13]" office:value-type="float" office:value="750" calcext:value-type="float">
            <text:p>750,0</text:p>
          </table:table-cell>
          <table:table-cell office:value-type="string" calcext:value-type="string">
            <text:p>main</text:p>
          </table:table-cell>
          <table:table-cell table:number-columns-repeated="5"/>
          <table:table-cell office:value-type="string" calcext:value-type="string">
            <text:p>WAIT</text:p>
          </table:table-cell>
          <table:table-cell office:value-type="float" office:value="12" calcext:value-type="float">
            <text:p>12</text:p>
          </table:table-cell>
          <table:table-cell table:style-name="ce39" table:formula="of:=[.J23]*[.$B$10]" office:value-type="float" office:value="125" calcext:value-type="float">
            <text:p>125,0</text:p>
          </table:table-cell>
        </table:table-row>
        <table:table-row table:style-name="ro2">
          <table:table-cell table:formula="of:=[.A23]+1" office:value-type="float" office:value="10" calcext:value-type="float">
            <text:p>10</text:p>
          </table:table-cell>
          <table:table-cell table:formula="of:=[.A24]*[.$B$13]" office:value-type="float" office:value="833.333333333333" calcext:value-type="float">
            <text:p>833,3</text:p>
          </table:table-cell>
          <table:table-cell table:number-columns-repeated="6"/>
          <table:table-cell table:style-name="ce17" office:value-type="string" calcext:value-type="string">
            <text:p>READ</text:p>
          </table:table-cell>
          <table:table-cell table:style-name="ce17" office:value-type="float" office:value="1" calcext:value-type="float">
            <text:p>1</text:p>
          </table:table-cell>
          <table:table-cell table:style-name="ce40" table:formula="of:=[.J24]*[.$B$10]" office:value-type="float" office:value="10.4166666666667" calcext:value-type="float">
            <text:p>10,4</text:p>
          </table:table-cell>
        </table:table-row>
        <table:table-row table:style-name="ro2">
          <table:table-cell table:formula="of:=[.A24]+1" office:value-type="float" office:value="11" calcext:value-type="float">
            <text:p>11</text:p>
          </table:table-cell>
          <table:table-cell table:formula="of:=[.A25]*[.$B$13]" office:value-type="float" office:value="916.666666666667" calcext:value-type="float">
            <text:p>916,7</text:p>
          </table:table-cell>
          <table:table-cell table:number-columns-repeated="7"/>
          <table:table-cell table:formula="of:=SUM([.J20:.J24])" office:value-type="float" office:value="18" calcext:value-type="float">
            <text:p>18</text:p>
          </table:table-cell>
          <table:table-cell table:formula="of:=SUM([.K20:.K24])" office:value-type="float" office:value="187.5" calcext:value-type="float">
            <text:p>187,5</text:p>
          </table:table-cell>
        </table:table-row>
        <table:table-row table:style-name="ro2">
          <table:table-cell table:formula="of:=[.A25]+1" office:value-type="float" office:value="12" calcext:value-type="float">
            <text:p>12</text:p>
          </table:table-cell>
          <table:table-cell table:formula="of:=[.A26]*[.$B$13]" office:value-type="float" office:value="1000" calcext:value-type="float">
            <text:p>1000,0</text:p>
          </table:table-cell>
          <table:table-cell office:value-type="string" calcext:value-type="string">
            <text:p>snd</text:p>
          </table:table-cell>
          <table:table-cell table:number-columns-repeated="8"/>
        </table:table-row>
        <table:table-row table:style-name="ro2">
          <table:table-cell table:formula="of:=[.A26]+1" office:value-type="float" office:value="13" calcext:value-type="float">
            <text:p>13</text:p>
          </table:table-cell>
          <table:table-cell table:formula="of:=[.A27]*[.$B$13]" office:value-type="float" office:value="1083.33333333333" calcext:value-type="float">
            <text:p>1083,3</text:p>
          </table:table-cell>
          <table:table-cell office:value-type="string" calcext:value-type="string">
            <text:p>Refresh</text:p>
          </table:table-cell>
          <table:table-cell table:number-columns-repeated="8"/>
        </table:table-row>
        <table:table-row table:style-name="ro2">
          <table:table-cell table:formula="of:=[.A27]+1" office:value-type="float" office:value="14" calcext:value-type="float">
            <text:p>14</text:p>
          </table:table-cell>
          <table:table-cell table:formula="of:=[.A28]*[.$B$13]" office:value-type="float" office:value="1166.66666666667" calcext:value-type="float">
            <text:p>1166,7</text:p>
          </table:table-cell>
          <table:table-cell office:value-type="string" calcext:value-type="string">
            <text:p>Refresh</text:p>
          </table:table-cell>
          <table:table-cell table:number-columns-repeated="8"/>
        </table:table-row>
        <table:table-row table:style-name="ro2">
          <table:table-cell table:style-name="ce17" table:formula="of:=[.A28]+1" office:value-type="float" office:value="15" calcext:value-type="float">
            <text:p>15</text:p>
          </table:table-cell>
          <table:table-cell table:style-name="ce40" table:formula="of:=[.A29]*[.$B$13]" office:value-type="float" office:value="1250" calcext:value-type="float">
            <text:p>1250,0</text:p>
          </table:table-cell>
          <table:table-cell table:style-name="ce17" office:value-type="string" calcext:value-type="string">
            <text:p>Refresh</text:p>
          </table:table-cell>
          <table:table-cell table:number-columns-repeated="8"/>
        </table:table-row>
        <table:table-row table:style-name="ro2">
          <table:table-cell table:style-name="ce35" table:formula="of:=[.A29]+1" office:value-type="float" office:value="16" calcext:value-type="float">
            <text:p>16</text:p>
          </table:table-cell>
          <table:table-cell table:style-name="ce41" table:formula="of:=[.A30]*[.$B$13]" office:value-type="float" office:value="1333.33333333333" calcext:value-type="float">
            <text:p>1333,3</text:p>
          </table:table-cell>
          <table:table-cell table:style-name="ce35"/>
          <table:table-cell table:number-columns-repeated="8"/>
        </table:table-row>
        <calcext:conditional-formats>
          <calcext:conditional-format calcext:target-range-address="SDRAM.B13:SDRAM.B13">
            <calcext:condition calcext:apply-style-name="rojo" calcext:value="&lt;[#REF!]" calcext:base-cell-address="SDRAM.B13"/>
          </calcext:conditional-format>
        </calcext:conditional-formats>
      </table:table>
      <table:table table:name="Hoja5" table:style-name="ta1">
        <table:table-column table:style-name="co2" table:number-columns-repeated="5" table:default-cell-style-name="Default"/>
        <table:table-row table:style-name="ro2">
          <table:table-cell table:style-name="ce47" office:value-type="string" calcext:value-type="string">
            <text:p>YM2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table:style-name="ce47" office:value-type="string" calcext:value-type="string">
            <text:p>Z8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table:style-name="ce47" office:value-type="float" office:value="6809" calcext:value-type="float">
            <text:p>6809</text:p>
          </table:table-cell>
          <table:table-cell table:style-name="ce39" table:formula="of:=1/0.00000066667*0.000001" office:value-type="float" office:value="1.4999925000375" calcext:value-type="float">
            <text:p>1,5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table:style-name="ce47" office:value-type="string" calcext:value-type="string">
            <text:p>Char RAM</text:p>
          </table:table-cell>
          <table:table-cell table:style-name="ce39" table:formula="of:=1/0.67" office:value-type="float" office:value="1.49253731343284" calcext:value-type="float">
            <text:p>1,5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@ 8 bits</text:p>
          </table:table-cell>
          <table:table-cell office:value-type="string" calcext:value-type="string">
            <text:p>H2</text:p>
          </table:table-cell>
        </table:table-row>
        <table:table-row table:style-name="ro2">
          <table:table-cell/>
          <table:table-cell table:style-name="ce5" table:formula="of:=[.B4]/2" office:value-type="float" office:value="0.746268656716418" calcext:value-type="float">
            <text:p>0,75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@ 16 bits</text:p>
          </table:table-cell>
          <table:table-cell/>
        </table:table-row>
        <table:table-row table:style-name="ro2">
          <table:table-cell office:value-type="string" calcext:value-type="string">
            <text:p>Char output</text:p>
          </table:table-cell>
          <table:table-cell table:style-name="ce5" table:formula="of:=1/1.333" office:value-type="float" office:value="0.750187546886722" calcext:value-type="float">
            <text:p>0,75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r ROM</text:p>
          </table:table-cell>
          <table:table-cell table:style-name="ce5" table:formula="of:=[.B5]" office:value-type="float" office:value="0.746268656716418" calcext:value-type="float">
            <text:p>0,75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oll output</text:p>
          </table:table-cell>
          <table:table-cell table:style-name="ce5" table:formula="of:=[.B5]" office:value-type="float" office:value="0.746268656716418" calcext:value-type="float">
            <text:p>0,75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@ 24 bits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Bandwidth</text:p>
          </table:table-cell>
          <table:table-cell table:number-columns-repeated="4"/>
        </table:table-row>
        <table:table-row table:style-name="ro2">
          <table:table-cell table:style-name="ce47"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47" office:value-type="float" office:value="6809" calcext:value-type="float">
            <text:p>6809</text:p>
          </table:table-cell>
          <table:table-cell table:style-name="ce39" table:formula="of:=1/0.00000066667*0.000001" office:value-type="float" office:value="1.4999925000375" calcext:value-type="float">
            <text:p>1,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roll</text:p>
          </table:table-cell>
          <table:table-cell table:formula="of:=0.75*3" office:value-type="float" office:value="2.25" calcext:value-type="float">
            <text:p>2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j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2">
          <table:table-cell/>
          <table:table-cell table:style-name="ce39" table:formula="of:=SUM([.B11:.B15])" office:value-type="float" office:value="9.7499925000375" calcext:value-type="float">
            <text:p>9,7</text:p>
          </table:table-cell>
          <table:table-cell office:value-type="string" calcext:value-type="string">
            <text:p>Mbytes/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0" loext:min-decimal-places="0" number:min-integer-digits="2" number:grouping="true"/>
      <number:text> ns</number:text>
    </number:number-style>
    <number:number-style style:name="N107">
      <number:scientific-number number:decimal-places="2" loext:min-decimal-places="2" number:min-integer-digits="1" number:min-exponent-digits="1" loext:exponent-interval="1" loext:forced-exponent-sign="true"/>
      <number:text> Hz</number:text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1" loext:min-decimal-places="1" number:min-integer-digits="1"/>
      <number:text> ns</number:text>
    </number:number-style>
    <number:number-style style:name="N110">
      <number:number number:decimal-places="0" loext:min-decimal-places="0" number:min-integer-digits="1"/>
      <number:text> MHz</number:text>
    </number:number-style>
    <number:number-style style:name="N111">
      <number:number number:decimal-places="1" loext:min-decimal-places="1" number:min-integer-digits="1"/>
      <number:text> MHz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c2e0ae"/>
    </style:style>
    <style:style style:name="rojo" style:family="table-cell" style:parent-style-name="Default">
      <style:table-cell-properties fo:background-color="#f04e4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12:11:38.3707579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0:47:05.021268944</meta:creation-date>
    <dc:date>2018-12-23T10:42:04.486205005</dc:date>
    <meta:editing-duration>P17DT11H53M44S</meta:editing-duration>
    <meta:editing-cycles>14</meta:editing-cycles>
    <meta:generator>LibreOffice/6.0.6.2$Linux_x86 LibreOffice_project/00m0$Build-2</meta:generator>
    <meta:document-statistic meta:table-count="5" meta:cell-count="360" meta:object-count="0"/>
  </office:meta>
</office:document-meta>
</file>